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ature" table:style-name="ta1">
        <table:shapes>
          <draw:frame draw:z-index="0" draw:style-name="gr1" draw:text-style-name="P1" svg:width="161.92mm" svg:height="93.32mm" svg:x="0.04mm" svg:y="63.86mm">
            <draw:object draw:notify-on-update-of-ranges="feature.B1:feature.F1 feature.A2:feature.A2 feature.B2:feature.F2 feature.A3:feature.A3 feature.B3:feature.F3 feature.A4:feature.A4 feature.B4:feature.F4 feature.A5:feature.A5 feature.B5:feature.F5 feature.A6:feature.A6 feature.B6:featur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2.6" calcext:value-type="float">
            <text:p>2.6</text:p>
          </table:table-cell>
          <table:table-cell office:value-type="float" office:value="16.4" calcext:value-type="float">
            <text:p>16.4</text:p>
          </table:table-cell>
          <table:table-cell office:value-type="float" office:value="167.8" calcext:value-type="float">
            <text:p>167.8</text:p>
          </table:table-cell>
          <table:table-cell office:value-type="float" office:value="3877.4" calcext:value-type="float">
            <text:p>3877.4</text:p>
          </table:table-cell>
          <table:table-cell office:value-type="float" office:value="33485.6" calcext:value-type="float">
            <text:p>33485.6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9.4" calcext:value-type="float">
            <text:p>9.4</text:p>
          </table:table-cell>
          <table:table-cell office:value-type="float" office:value="58" calcext:value-type="float">
            <text:p>58</text:p>
          </table:table-cell>
          <table:table-cell office:value-type="float" office:value="903.6" calcext:value-type="float">
            <text:p>903.6</text:p>
          </table:table-cell>
          <table:table-cell office:value-type="float" office:value="14376" calcext:value-type="float">
            <text:p>14376</text:p>
          </table:table-cell>
          <table:table-cell office:value-type="float" office:value="120184" calcext:value-type="float">
            <text:p>120184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  <table:table-cell office:value-type="float" office:value="283.4" calcext:value-type="float">
            <text:p>283.4</text:p>
          </table:table-cell>
          <table:table-cell office:value-type="float" office:value="7909.4" calcext:value-type="float">
            <text:p>7909.4</text:p>
          </table:table-cell>
          <table:table-cell office:value-type="float" office:value="88420" calcext:value-type="float">
            <text:p>88420</text:p>
          </table:table-cell>
        </table:table-row>
        <table:table-row table:style-name="ro1">
          <table:table-cell office:value-type="string" calcext:value-type="string">
            <text:p>“Flat Bloofi”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101.2" calcext:value-type="float">
            <text:p>101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194.2" calcext:value-type="float">
            <text:p>194.2</text:p>
          </table:table-cell>
          <table:table-cell office:value-type="float" office:value="2742.6" calcext:value-type="float">
            <text:p>2742.6</text:p>
          </table:table-cell>
          <table:table-cell office:value-type="float" office:value="25556.6" calcext:value-type="float">
            <text:p>25556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0:00:58.157447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10:01:49.047615377</dc:date>
    <meta:editing-duration>PT28M18S</meta:editing-duration>
    <meta:editing-cycles>6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93cm" svg:height="9.333cm" xlink:href=".." xlink:type="simple" chart:class="chart:line" chart:style-name="ch1">
        <chart:legend chart:legend-position="end" svg:x="12.923cm" svg:y="3.356cm" style:legend-expansion="high" chart:style-name="ch2"/>
        <chart:plot-area chart:style-name="ch3" table:cell-range-address="feature.A1:feature.F6" chart:data-source-has-labels="both" svg:x="0.135cm" svg:y="0.149cm" svg:width="13.129cm" svg:height="9.016cm">
          <chartooo:coordinate-region svg:x="1.72cm" svg:y="0.352cm" svg:width="10.875cm" svg:height="8.16cm"/>
          <chart:axis chart:dimension="x" chart:name="primary-x" chart:style-name="ch4" chartooo:axis-type="auto">
            <chartooo:date-scale/>
            <chart:categories table:cell-range-address="feature.B1:featur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ature.B2:feature.F2" chart:label-cell-address="feature.A2:feature.A2" chart:class="chart:line">
            <chart:data-point chart:repeated="5"/>
          </chart:series>
          <chart:series chart:style-name="ch8" chart:values-cell-range-address="feature.B3:feature.F3" chart:label-cell-address="feature.A3:feature.A3" chart:class="chart:line">
            <chart:data-point chart:repeated="5"/>
          </chart:series>
          <chart:series chart:style-name="ch9" chart:values-cell-range-address="feature.B4:feature.F4" chart:label-cell-address="feature.A4:feature.A4" chart:class="chart:line">
            <chart:data-point chart:repeated="5"/>
          </chart:series>
          <chart:series chart:style-name="ch10" chart:values-cell-range-address="feature.B5:feature.F5" chart:label-cell-address="feature.A5:feature.A5" chart:class="chart:line">
            <chart:data-point chart:repeated="5"/>
          </chart:series>
          <chart:series chart:style-name="ch11" chart:values-cell-range-address="feature.B6:feature.F6" chart:label-cell-address="feature.A6:feature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feature.B1:featur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feature.A2:feature.A2</svg:desc>
                </draw:g>
              </table:table-cell>
              <table:table-cell office:value-type="float" office:value="2.6">
                <text:p>2.6</text:p>
                <draw:g>
                  <svg:desc>feature.B2:feature.F2</svg:desc>
                </draw:g>
              </table:table-cell>
              <table:table-cell office:value-type="float" office:value="16.4">
                <text:p>16.4</text:p>
              </table:table-cell>
              <table:table-cell office:value-type="float" office:value="167.8">
                <text:p>167.8</text:p>
              </table:table-cell>
              <table:table-cell office:value-type="float" office:value="3877.4">
                <text:p>3877.4</text:p>
              </table:table-cell>
              <table:table-cell office:value-type="float" office:value="33485.6">
                <text:p>33485.6</text:p>
              </table:table-cell>
            </table:table-row>
            <table:table-row>
              <table:table-cell office:value-type="string">
                <text:p>''Btree''</text:p>
                <draw:g>
                  <svg:desc>feature.A3:feature.A3</svg:desc>
                </draw:g>
              </table:table-cell>
              <table:table-cell office:value-type="float" office:value="9.4">
                <text:p>9.4</text:p>
                <draw:g>
                  <svg:desc>feature.B3:feature.F3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903.6">
                <text:p>903.6</text:p>
              </table:table-cell>
              <table:table-cell office:value-type="float" office:value="14376">
                <text:p>14376</text:p>
              </table:table-cell>
              <table:table-cell office:value-type="float" office:value="120184">
                <text:p>120184</text:p>
              </table:table-cell>
            </table:table-row>
            <table:table-row>
              <table:table-cell office:value-type="string">
                <text:p>''Hamming''</text:p>
                <draw:g>
                  <svg:desc>feature.A4:feature.A4</svg:desc>
                </draw:g>
              </table:table-cell>
              <table:table-cell office:value-type="float" office:value="5">
                <text:p>5</text:p>
                <draw:g>
                  <svg:desc>feature.B4:feature.F4</svg:desc>
                </draw:g>
              </table:table-cell>
              <table:table-cell office:value-type="float" office:value="20.8">
                <text:p>20.8</text:p>
              </table:table-cell>
              <table:table-cell office:value-type="float" office:value="283.4">
                <text:p>283.4</text:p>
              </table:table-cell>
              <table:table-cell office:value-type="float" office:value="7909.4">
                <text:p>7909.4</text:p>
              </table:table-cell>
              <table:table-cell office:value-type="float" office:value="88420">
                <text:p>88420</text:p>
              </table:table-cell>
            </table:table-row>
            <table:table-row>
              <table:table-cell office:value-type="string">
                <text:p>“Flat Bloofi”</text:p>
                <draw:g>
                  <svg:desc>feature.A5:feature.A5</svg:desc>
                </draw:g>
              </table:table-cell>
              <table:table-cell office:value-type="float" office:value="0.4">
                <text:p>0.4</text:p>
                <draw:g>
                  <svg:desc>feature.B5:feature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9.2">
                <text:p>9.2</text:p>
              </table:table-cell>
              <table:table-cell office:value-type="float" office:value="101.2">
                <text:p>101.2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''Linear''</text:p>
                <draw:g>
                  <svg:desc>feature.A6:feature.A6</svg:desc>
                </draw:g>
              </table:table-cell>
              <table:table-cell office:value-type="float" office:value="1.8">
                <text:p>1.8</text:p>
                <draw:g>
                  <svg:desc>feature.B6:feature.F6</svg:desc>
                </draw:g>
              </table:table-cell>
              <table:table-cell office:value-type="float" office:value="18.8">
                <text:p>18.8</text:p>
              </table:table-cell>
              <table:table-cell office:value-type="float" office:value="194.2">
                <text:p>194.2</text:p>
              </table:table-cell>
              <table:table-cell office:value-type="float" office:value="2742.6">
                <text:p>2742.6</text:p>
              </table:table-cell>
              <table:table-cell office:value-type="float" office:value="25556.6">
                <text:p>2555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